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text-properties fo:font-size="12pt" style:font-size-asian="12pt" style:font-size-complex="12pt"/>
    </style:style>
    <style:style style:name="P3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4" style:family="paragraph" style:parent-style-name="Standard">
      <style:paragraph-properties fo:padding="0.0291in" fo:border-left="none" fo:border-right="none" fo:border-top="none" fo:border-bottom="0.0008in solid #000000" style:join-border="false"/>
    </style:style>
    <style:style style:name="T1" style:family="text">
      <style:text-properties fo:font-size="13pt" fo:font-weight="bold" style:font-size-asian="13pt" style:font-weight-asian="bold" style:font-size-complex="13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2pt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Standard"/>
      <text:p text:style-name="Standard">Name: <text:span text:style-name="T1">Joshua Burkhart </text:span><text:line-break/><text:line-break/>Company: <text:span text:style-name="T1">Blue Medora</text:span><text:line-break/><text:line-break/>Journal date: <text:span text:style-name="T2">6</text:span><text:span text:style-name="T1">.7.2010</text:span><text:line-break/><text:line-break/>Journal period - FROM: <text:span text:style-name="T1">5.24.2010</text:span><text:tab/>TO: <text:span text:style-name="T1">6.1.2010</text:span><text:line-break/><text:line-break/>Total hours worked this period: <text:span text:style-name="T1">70</text:span></text:p>
      <text:p text:style-name="P4"/>
      <text:p text:style-name="P2"/>
      <text:p text:style-name="P3">Fri 06/04/2010</text:p>
      <text:p text:style-name="P2">Start<text:tab/>Stop</text:p>
      <text:p text:style-name="P1">1330<text:tab/>1700<text:tab/>continued md5 validation on Siebel installation media </text:p>
      <text:p text:style-name="P1">1245<text:tab/>1330<text:tab/>began download of Siebel 8.0 &amp; 8.1 installation media for AIX_64</text:p>
      <text:p text:style-name="P1">1200<text:tab/>1245<text:tab/>lunch</text:p>
      <text:p text:style-name="P1">0830<text:tab/>1200<text:tab/>began taking inventory of Siebel 8.0 &amp; 8.1 installation media</text:p>
      <text:p text:style-name="P1"/>
      <text:p text:style-name="P3">Thu 06/03/2010</text:p>
      <text:p text:style-name="P2">Start<text:tab/>Stop</text:p>
      <text:p text:style-name="P1">1600<text:tab/>1700<text:tab/>worked on agent installation, configuration </text:p>
      <text:p text:style-name="P1">1245<text:tab/>1600<text:tab/>installed Siebel agent on s81sles9, finished CVT testing on s81sles9 and s80winorac2 </text:p>
      <text:p text:style-name="P1">1200<text:tab/>1245<text:tab/>lunch</text:p>
      <text:p text:style-name="P1">1100<text:tab/>1200<text:tab/>reconfigured s80sles10 and began Siebel agent test cases </text:p>
      <text:p text:style-name="P1">1030<text:tab/>1100<text:tab/>code review meeting <text:tab/>Edit<text:tab/>Delete</text:p>
      <text:p text:style-name="P1">0915<text:tab/>1030<text:tab/>installing new Siebel agent on sles10 and s80winorac2 (s80winora clone) </text:p>
      <text:p text:style-name="P1">0900<text:tab/>0915<text:tab/>status meeting </text:p>
      <text:p text:style-name="P1">0830<text:tab/>0900<text:tab/>worked on APC UPS Powerchute connections </text:p>
      <text:p text:style-name="P1"/>
      <text:p text:style-name="P3">Wed 06/02/2010</text:p>
      <text:p text:style-name="P2">Start<text:tab/>Stop</text:p>
      <text:p text:style-name="P1">1230<text:tab/>1700<text:tab/>Downloading, configuring APC Powerchute on multiple machines. Configuring ESX virtual machine <text:tab/><text:tab/><text:tab/>serial ports. Worked on accessing ACP power supply logs / information.</text:p>
      <text:p text:style-name="P1">1200<text:tab/>1230<text:tab/>lunch</text:p>
      <text:p text:style-name="P1">1030<text:tab/>1200<text:tab/>researched networking configuration / APC power supply diagnostic logs</text:p>
      <text:p text:style-name="P1">0830<text:tab/>1030<text:tab/>worked on bringing up servers affected by power-shutdown -&gt; thunder storm</text:p>
      <text:p text:style-name="P1"/>
      <text:p text:style-name="P3">Tue 06/01/2010</text:p>
      <text:p text:style-name="P2">Start<text:tab/>Stop</text:p>
      <text:p text:style-name="P1">1300<text:tab/>1700<text:tab/>worked on configuring Solaris 10 VM, installing Siebel Gateway Server &amp; Siebel Gateway Enterprise <text:tab/><text:tab/><text:tab/>Server</text:p>
      <text:p text:style-name="P1">1230<text:tab/>1300<text:tab/>lunch</text:p>
      <text:p text:style-name="P1">0830<text:tab/>1230<text:tab/>working on diagnosing system configurations on Solaris 10, Solaris 9, AIX 5.3 systems (Vulcan &amp; <text:tab/><text:tab/><text:tab/>Jupiter)-- began creation of VM clones for RHEL5</text:p>
      <text:p text:style-name="P1"/>
      <text:p text:style-name="P3">Thu 05/27/2010</text:p>
      <text:p text:style-name="P2">Start<text:tab/>Stop</text:p>
      <text:p text:style-name="P1">1230<text:tab/>1700<text:tab/>worked on testing ITM agent configurations, gateways, default values, etc. Across multiple operating <text:tab/><text:tab/><text:tab/>systems and configurations <text:s/>-&gt; win2003 server, SUSE Linux Enterprise Server 10, Solaris, AIX 5.3</text:p>
      <text:p text:style-name="P1">1200<text:tab/>1230<text:tab/>lunch</text:p>
      <text:p text:style-name="P1"><text:soft-page-break/>1030<text:tab/>1200<text:tab/>began testing ITM agent</text:p>
      <text:p text:style-name="P1">0830<text:tab/>1030<text:tab/>migrating / configuring Virtual Machines &amp; virtual Network Interface Cards</text:p>
      <text:p text:style-name="P1"/>
      <text:p text:style-name="P3">Wed 05/26/2010</text:p>
      <text:p text:style-name="P2">Start<text:tab/>Stop</text:p>
      <text:p text:style-name="P1">1230<text:tab/>1715<text:tab/>Installed / configured various virtual machines, Ubuntu 10.04 * 2 on VMware, CentOS 5.3 * 2 on Xen, <text:tab/><text:tab/><text:tab/>Windows 2008 server * 1 on Xen</text:p>
      <text:p text:style-name="P1">1145<text:tab/>1230<text:tab/>lunch</text:p>
      <text:p text:style-name="P1">0900<text:tab/>1145<text:tab/>worked on migrating virtual machines, creating Ubuntu servers, mounting drives</text:p>
      <text:p text:style-name="P1">0815<text:tab/>0900<text:tab/>Wrote a tutorial on Confluence: \"Adding a Virtual Hard Drive to a KVM Guest\", began migrating s81rh5 <text:tab/><text:tab/>virtual machine clones to Athena</text:p>
      <text:p text:style-name="P1"/>
      <text:p text:style-name="P3">Tue 05/25/2010</text:p>
      <text:p text:style-name="P2">Start<text:tab/>Stop</text:p>
      <text:p text:style-name="P1">1530<text:tab/>1700<text:tab/>Wrote a tutorial on Confluence on Creating and Configuring a KVM Guest.</text:p>
      <text:p text:style-name="P1">1430<text:tab/>1530<text:tab/>Documentation of s81rh5 clone systems, worked on kvm1 file system allocation</text:p>
      <text:p text:style-name="P1">1215<text:tab/>1430<text:tab/>worked on diagnosing &amp; debugging the Siebel 6 agent</text:p>
      <text:p text:style-name="P1">1130<text:tab/>1215<text:tab/>lunch</text:p>
      <text:p text:style-name="P1">1000<text:tab/>1130<text:tab/>Attended a 'Formal Code Review' meeting</text:p>
      <text:p text:style-name="P1">0830<text:tab/>1000<text:tab/>Testing Tivoli agent on Solaris 10 (Io)</text:p>
      <text:p text:style-name="P1"/>
      <text:p text:style-name="P3">Mon 05/24/2010</text:p>
      <text:p text:style-name="P2">Start<text:tab/>Stop</text:p>
      <text:p text:style-name="P1">1645<text:tab/>1700<text:tab/>Worked on auto-mounting file systems on AIX 5.3</text:p>
      <text:p text:style-name="P1">1230<text:tab/>1645<text:tab/>installed Tivoli agents on s80sles10, s80winora clone 2, Jupiter (AIX 5.3), began running test cases, <text:tab/><text:tab/><text:tab/>logging errors, etc.</text:p>
      <text:p text:style-name="P1">1200<text:tab/>1230<text:tab/>completed installation of Tivoli enterprise monitoring software/ portal on windows boxes.</text:p>
      <text:p text:style-name="P1">1145<text:tab/>1200<text:tab/>lunch</text:p>
      <text:p text:style-name="P1">0830<text:tab/>1145<text:tab/>cloned windows 2003 Virtual Machine, installed Siebel Tools 7.8, created two windows 2003 virtual <text:tab/><text:tab/><text:tab/>machines for Tivoli enterprise monitoring (TEM) and Tivoli enterprise portal (TEP), began installing <text:tab/><text:tab/><text:tab/>Tivol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oshua Burkhart</meta:initial-creator>
    <meta:creation-date>2010-06-04T18:08:26.88</meta:creation-date>
    <dc:date>2010-06-04T19:05:57.71</dc:date>
    <dc:creator>Joshua Burkhart</dc:creator>
    <meta:editing-duration>PT00H34M22S</meta:editing-duration>
    <meta:editing-cycles>2</meta:editing-cycles>
    <meta:generator>OpenOffice.org/3.2$Win32 OpenOffice.org_project/320m12$Build-9483</meta:generator>
    <meta:document-statistic meta:table-count="0" meta:image-count="0" meta:object-count="0" meta:page-count="2" meta:paragraph-count="55" meta:word-count="502" meta:character-count="3245"/>
  </office:meta>
</office:document-meta>
</file>